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1miliardo</text:p>
          </table:table-cell>
          <table:table-cell office:value-type="float" office:value="26.61" calcext:value-type="float">
            <text:p>26.61</text:p>
          </table:table-cell>
          <table:table-cell table:formula="of:=([.B1]+[.B2]+[.B3])/3" office:value-type="float" office:value="26.94" calcext:value-type="float">
            <text:p>26.94</text:p>
          </table:table-cell>
          <table:table-cell/>
          <table:table-cell office:value-type="float" office:value="26.63" calcext:value-type="float">
            <text:p>26.63</text:p>
          </table:table-cell>
          <table:table-cell table:style-name="ce6" table:formula="of:=([.E1]+[.E2]+[.E3])/3" office:value-type="float" office:value="26.5833333333333" calcext:value-type="float">
            <text:p>26.5833333333333</text:p>
          </table:table-cell>
          <table:table-cell/>
          <table:table-cell office:value-type="float" office:value="27.41100612" calcext:value-type="float">
            <text:p>27.41100612</text:p>
          </table:table-cell>
          <table:table-cell/>
          <table:table-cell office:value-type="float" office:value="26.29952739" calcext:value-type="float">
            <text:p>26.29952739</text:p>
          </table:table-cell>
        </table:table-row>
        <table:table-row table:style-name="ro2">
          <table:table-cell table:style-name="ce1" office:value-type="string" calcext:value-type="string">
            <text:p>usr</text:p>
          </table:table-cell>
          <table:table-cell office:value-type="float" office:value="26.54" calcext:value-type="float">
            <text:p>26.54</text:p>
          </table:table-cell>
          <table:table-cell table:formula="of:=([.B2]+[.B3]+[.B4])/3" office:value-type="float" office:value="20.3766666666667" calcext:value-type="float">
            <text:p>20.3766666666667</text:p>
          </table:table-cell>
          <table:table-cell table:style-name="ce1" office:value-type="string" calcext:value-type="string">
            <text:p>usr</text:p>
          </table:table-cell>
          <table:table-cell office:value-type="float" office:value="26.56" calcext:value-type="float">
            <text:p>26.56</text:p>
          </table:table-cell>
          <table:table-cell table:formula="of:=([.E2]+[.E3]+[.E4])/3" office:value-type="float" office:value="26.7666666666667" calcext:value-type="float">
            <text:p>26.7666666666667</text:p>
          </table:table-cell>
          <table:table-cell table:style-name="ce1" office:value-type="string" calcext:value-type="string">
            <text:p>internal</text:p>
          </table:table-cell>
          <table:table-cell table:style-name="ce3" office:value-type="float" office:value="6.61054308" calcext:value-type="float">
            <text:p>6.61054308</text:p>
          </table:table-cell>
          <table:table-cell table:style-name="ce1" office:value-type="string" calcext:value-type="string">
            <text:p>internal</text:p>
          </table:table-cell>
          <table:table-cell table:style-name="ce3" office:value-type="float" office:value="26.30850352" calcext:value-type="float">
            <text:p>26.30850352</text:p>
          </table:table-cell>
        </table:table-row>
        <table:table-row table:style-name="ro2">
          <table:table-cell table:style-name="ce2" office:value-type="string" calcext:value-type="string">
            <text:p>strong</text:p>
          </table:table-cell>
          <table:table-cell office:value-type="float" office:value="27.67" calcext:value-type="float">
            <text:p>27.67</text:p>
          </table:table-cell>
          <table:table-cell table:formula="of:=([.B3]+[.B4]+[.B5])/3" office:value-type="float" office:value="13.8333333333333" calcext:value-type="float">
            <text:p>13.8333333333333</text:p>
          </table:table-cell>
          <table:table-cell table:style-name="ce2" office:value-type="string" calcext:value-type="string">
            <text:p>weak</text:p>
          </table:table-cell>
          <table:table-cell office:value-type="float" office:value="26.56" calcext:value-type="float">
            <text:p>26.56</text:p>
          </table:table-cell>
          <table:table-cell table:formula="of:=([.E3]+[.E4]+[.E5])/3" office:value-type="float" office:value="26.8" calcext:value-type="float">
            <text:p>26.8</text:p>
          </table:table-cell>
          <table:table-cell table:style-name="ce2" office:value-type="string" calcext:value-type="string">
            <text:p>strong</text:p>
          </table:table-cell>
          <table:table-cell table:style-name="ce3" office:value-type="float" office:value="3.29853151" calcext:value-type="float">
            <text:p>3.29853151</text:p>
          </table:table-cell>
          <table:table-cell table:style-name="ce2" office:value-type="string" calcext:value-type="string">
            <text:p>weak</text:p>
          </table:table-cell>
          <table:table-cell table:style-name="ce3" office:value-type="float" office:value="26.39663273" calcext:value-type="float">
            <text:p>26.39663273</text:p>
          </table:table-cell>
        </table:table-row>
        <table:table-row table:style-name="ro2">
          <table:table-cell/>
          <table:table-cell office:value-type="float" office:value="6.92" calcext:value-type="float">
            <text:p>6.92</text:p>
          </table:table-cell>
          <table:table-cell table:formula="of:=([.B4]+[.B5]+[.B6])/3" office:value-type="float" office:value="6.91666666666667" calcext:value-type="float">
            <text:p>6.91666666666667</text:p>
          </table:table-cell>
          <table:table-cell/>
          <table:table-cell office:value-type="float" office:value="27.18" calcext:value-type="float">
            <text:p>27.18</text:p>
          </table:table-cell>
          <table:table-cell table:style-name="ce6" table:formula="of:=([.E4]+[.E5]+[.E6])/3" office:value-type="float" office:value="26.82" calcext:value-type="float">
            <text:p>26.82</text:p>
          </table:table-cell>
          <table:table-cell/>
          <table:table-cell table:style-name="ce3" office:value-type="float" office:value="2.21828879" calcext:value-type="float">
            <text:p>2.21828879</text:p>
          </table:table-cell>
          <table:table-cell/>
          <table:table-cell table:style-name="ce3" office:value-type="float" office:value="26.56701298" calcext:value-type="float">
            <text:p>26.56701298</text:p>
          </table:table-cell>
        </table:table-row>
        <table:table-row table:style-name="ro2">
          <table:table-cell/>
          <table:table-cell office:value-type="float" office:value="6.91" calcext:value-type="float">
            <text:p>6.91</text:p>
          </table:table-cell>
          <table:table-cell table:formula="of:=([.B5]+[.B6]+[.B7])/3" office:value-type="float" office:value="5.82333333333333" calcext:value-type="float">
            <text:p>5.82333333333333</text:p>
          </table:table-cell>
          <table:table-cell/>
          <table:table-cell office:value-type="float" office:value="26.66" calcext:value-type="float">
            <text:p>26.66</text:p>
          </table:table-cell>
          <table:table-cell table:formula="of:=([.E5]+[.E6]+[.E7])/3" office:value-type="float" office:value="26.73" calcext:value-type="float">
            <text:p>26.73</text:p>
          </table:table-cell>
          <table:table-cell/>
          <table:table-cell table:style-name="ce3" office:value-type="float" office:value="1.67541609" calcext:value-type="float">
            <text:p>1.67541609</text:p>
          </table:table-cell>
          <table:table-cell/>
          <table:table-cell table:style-name="ce3" office:value-type="float" office:value="26.85926024" calcext:value-type="float">
            <text:p>26.85926024</text:p>
          </table:table-cell>
        </table:table-row>
        <table:table-row table:style-name="ro2">
          <table:table-cell/>
          <table:table-cell office:value-type="float" office:value="6.92" calcext:value-type="float">
            <text:p>6.92</text:p>
          </table:table-cell>
          <table:table-cell table:formula="of:=([.B6]+[.B7]+[.B8])/3" office:value-type="float" office:value="4.73666666666667" calcext:value-type="float">
            <text:p>4.73666666666667</text:p>
          </table:table-cell>
          <table:table-cell/>
          <table:table-cell office:value-type="float" office:value="26.62" calcext:value-type="float">
            <text:p>26.62</text:p>
          </table:table-cell>
          <table:table-cell table:formula="of:=([.E6]+[.E7]+[.E8])/3" office:value-type="float" office:value="27.5466666666667" calcext:value-type="float">
            <text:p>27.5466666666667</text:p>
          </table:table-cell>
          <table:table-cell/>
          <table:table-cell table:style-name="ce3" office:value-type="float" office:value="1.35647902" calcext:value-type="float">
            <text:p>1.35647902</text:p>
          </table:table-cell>
          <table:table-cell/>
          <table:table-cell table:style-name="ce3" office:value-type="float" office:value="30.52558638" calcext:value-type="float">
            <text:p>30.52558638</text:p>
          </table:table-cell>
        </table:table-row>
        <table:table-row table:style-name="ro2">
          <table:table-cell/>
          <table:table-cell office:value-type="float" office:value="3.64" calcext:value-type="float">
            <text:p>3.64</text:p>
          </table:table-cell>
          <table:table-cell table:formula="of:=([.B7]+[.B8]+[.B9])/3" office:value-type="float" office:value="3.64666666666667" calcext:value-type="float">
            <text:p>3.64666666666667</text:p>
          </table:table-cell>
          <table:table-cell/>
          <table:table-cell office:value-type="float" office:value="26.91" calcext:value-type="float">
            <text:p>26.91</text:p>
          </table:table-cell>
          <table:table-cell table:style-name="ce6" table:formula="of:=([.E7]+[.E8]+[.E9])/3" office:value-type="float" office:value="27.5866666666667" calcext:value-type="float">
            <text:p>27.5866666666667</text:p>
          </table:table-cell>
          <table:table-cell/>
          <table:table-cell table:style-name="ce3" office:value-type="float" office:value="1.14945819" calcext:value-type="float">
            <text:p>1.14945819</text:p>
          </table:table-cell>
          <table:table-cell/>
          <table:table-cell table:style-name="ce3" office:value-type="float" office:value="44.29509099" calcext:value-type="float">
            <text:p>44.29509099</text:p>
          </table:table-cell>
        </table:table-row>
        <table:table-row table:style-name="ro2">
          <table:table-cell/>
          <table:table-cell office:value-type="float" office:value="3.65" calcext:value-type="float">
            <text:p>3.65</text:p>
          </table:table-cell>
          <table:table-cell table:formula="of:=([.B8]+[.B9]+[.B10])/3" office:value-type="float" office:value="3.31333333333333" calcext:value-type="float">
            <text:p>3.31333333333333</text:p>
          </table:table-cell>
          <table:table-cell/>
          <table:table-cell office:value-type="float" office:value="29.11" calcext:value-type="float">
            <text:p>29.11</text:p>
          </table:table-cell>
          <table:table-cell table:formula="of:=([.E8]+[.E9]+[.E10])/3" office:value-type="float" office:value="27.7233333333333" calcext:value-type="float">
            <text:p>27.7233333333333</text:p>
          </table:table-cell>
          <table:table-cell/>
          <table:table-cell table:style-name="ce3" office:value-type="float" office:value="1.03576333" calcext:value-type="float">
            <text:p>1.03576333</text:p>
          </table:table-cell>
          <table:table-cell/>
          <table:table-cell table:style-name="ce3" office:value-type="float" office:value="30.09017106" calcext:value-type="float">
            <text:p>30.09017106</text:p>
          </table:table-cell>
        </table:table-row>
        <table:table-row table:style-name="ro2">
          <table:table-cell/>
          <table:table-cell office:value-type="float" office:value="3.65" calcext:value-type="float">
            <text:p>3.65</text:p>
          </table:table-cell>
          <table:table-cell table:formula="of:=([.B9]+[.B10]+[.B11])/3" office:value-type="float" office:value="2.96666666666667" calcext:value-type="float">
            <text:p>2.96666666666667</text:p>
          </table:table-cell>
          <table:table-cell/>
          <table:table-cell office:value-type="float" office:value="26.74" calcext:value-type="float">
            <text:p>26.74</text:p>
          </table:table-cell>
          <table:table-cell table:formula="of:=([.E9]+[.E10]+[.E11])/3" office:value-type="float" office:value="27.01" calcext:value-type="float">
            <text:p>27.01</text:p>
          </table:table-cell>
          <table:table-cell/>
          <table:table-cell table:style-name="ce3" office:value-type="float" office:value="0.94155652" calcext:value-type="float">
            <text:p>0.94155652</text:p>
          </table:table-cell>
          <table:table-cell/>
          <table:table-cell table:style-name="ce3" office:value-type="float" office:value="31.13207892" calcext:value-type="float">
            <text:p>31.13207892</text:p>
          </table:table-cell>
        </table:table-row>
        <table:table-row table:style-name="ro2">
          <table:table-cell/>
          <table:table-cell office:value-type="float" office:value="2.64" calcext:value-type="float">
            <text:p>2.64</text:p>
          </table:table-cell>
          <table:table-cell table:formula="of:=([.B10]+[.B11]+[.B12])/3" office:value-type="float" office:value="2.62333333333333" calcext:value-type="float">
            <text:p>2.62333333333333</text:p>
          </table:table-cell>
          <table:table-cell/>
          <table:table-cell office:value-type="float" office:value="27.32" calcext:value-type="float">
            <text:p>27.32</text:p>
          </table:table-cell>
          <table:table-cell table:style-name="ce6" table:formula="of:=([.E10]+[.E11]+[.E12])/3" office:value-type="float" office:value="27.0866666666667" calcext:value-type="float">
            <text:p>27.0866666666667</text:p>
          </table:table-cell>
          <table:table-cell/>
          <table:table-cell table:style-name="ce3" office:value-type="float" office:value="0.84628811" calcext:value-type="float">
            <text:p>0.84628811</text:p>
          </table:table-cell>
          <table:table-cell/>
          <table:table-cell table:style-name="ce3" office:value-type="float" office:value="31.06572622" calcext:value-type="float">
            <text:p>31.06572622</text:p>
          </table:table-cell>
        </table:table-row>
        <table:table-row table:style-name="ro2">
          <table:table-cell/>
          <table:table-cell office:value-type="float" office:value="2.61" calcext:value-type="float">
            <text:p>2.61</text:p>
          </table:table-cell>
          <table:table-cell table:formula="of:=([.B11]+[.B12]+[.B13])/3" office:value-type="float" office:value="2.45333333333333" calcext:value-type="float">
            <text:p>2.45333333333333</text:p>
          </table:table-cell>
          <table:table-cell/>
          <table:table-cell office:value-type="float" office:value="26.97" calcext:value-type="float">
            <text:p>26.97</text:p>
          </table:table-cell>
          <table:table-cell table:formula="of:=([.E11]+[.E12]+[.E13])/3" office:value-type="float" office:value="27.1333333333333" calcext:value-type="float">
            <text:p>27.1333333333333</text:p>
          </table:table-cell>
          <table:table-cell/>
          <table:table-cell table:style-name="ce3" office:value-type="float" office:value="0.77474216" calcext:value-type="float">
            <text:p>0.77474216</text:p>
          </table:table-cell>
          <table:table-cell/>
          <table:table-cell table:style-name="ce3" office:value-type="float" office:value="31.62034473" calcext:value-type="float">
            <text:p>31.62034473</text:p>
          </table:table-cell>
        </table:table-row>
        <table:table-row table:style-name="ro2">
          <table:table-cell/>
          <table:table-cell office:value-type="float" office:value="2.62" calcext:value-type="float">
            <text:p>2.62</text:p>
          </table:table-cell>
          <table:table-cell table:formula="of:=([.B12]+[.B13]+[.B14])/3" office:value-type="float" office:value="2.3" calcext:value-type="float">
            <text:p>2.3</text:p>
          </table:table-cell>
          <table:table-cell/>
          <table:table-cell office:value-type="float" office:value="26.97" calcext:value-type="float">
            <text:p>26.97</text:p>
          </table:table-cell>
          <table:table-cell table:formula="of:=([.E12]+[.E13]+[.E14])/3" office:value-type="float" office:value="27.6033333333333" calcext:value-type="float">
            <text:p>27.6033333333333</text:p>
          </table:table-cell>
          <table:table-cell/>
          <table:table-cell table:style-name="ce3" office:value-type="float" office:value="0.75376713" calcext:value-type="float">
            <text:p>0.75376713</text:p>
          </table:table-cell>
          <table:table-cell/>
          <table:table-cell table:style-name="ce3" office:value-type="float" office:value="31.22786546" calcext:value-type="float">
            <text:p>31.22786546</text:p>
          </table:table-cell>
        </table:table-row>
        <table:table-row table:style-name="ro2">
          <table:table-cell/>
          <table:table-cell office:value-type="float" office:value="2.13" calcext:value-type="float">
            <text:p>2.13</text:p>
          </table:table-cell>
          <table:table-cell table:formula="of:=([.B13]+[.B14]+[.B15])/3" office:value-type="float" office:value="2.13333333333333" calcext:value-type="float">
            <text:p>2.13333333333333</text:p>
          </table:table-cell>
          <table:table-cell/>
          <table:table-cell office:value-type="float" office:value="27.46" calcext:value-type="float">
            <text:p>27.46</text:p>
          </table:table-cell>
          <table:table-cell table:style-name="ce6" table:formula="of:=([.E13]+[.E14]+[.E15])/3" office:value-type="float" office:value="27.7166666666667" calcext:value-type="float">
            <text:p>27.7166666666667</text:p>
          </table:table-cell>
          <table:table-cell/>
          <table:table-cell table:style-name="ce3" office:value-type="float" office:value="0.76673436" calcext:value-type="float">
            <text:p>0.76673436</text:p>
          </table:table-cell>
          <table:table-cell/>
          <table:table-cell table:style-name="ce3" office:value-type="float" office:value="35.0685509" calcext:value-type="float">
            <text:p>35.0685509</text:p>
          </table:table-cell>
        </table:table-row>
        <table:table-row table:style-name="ro1">
          <table:table-cell/>
          <table:table-cell office:value-type="float" office:value="2.15" calcext:value-type="float">
            <text:p>2.15</text:p>
          </table:table-cell>
          <table:table-cell table:formula="of:=([.B14]+[.B15]+[.B16])/3" office:value-type="float" office:value="2.04333333333333" calcext:value-type="float">
            <text:p>2.04333333333333</text:p>
          </table:table-cell>
          <table:table-cell/>
          <table:table-cell office:value-type="float" office:value="28.38" calcext:value-type="float">
            <text:p>28.38</text:p>
          </table:table-cell>
          <table:table-cell table:formula="of:=([.E14]+[.E15]+[.E16])/3" office:value-type="float" office:value="28.5466666666667" calcext:value-type="float">
            <text:p>28.54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table:formula="of:=([.B15]+[.B16]+[.B17])/3" office:value-type="float" office:value="1.98666666666667" calcext:value-type="float">
            <text:p>1.98666666666667</text:p>
          </table:table-cell>
          <table:table-cell/>
          <table:table-cell office:value-type="float" office:value="27.31" calcext:value-type="float">
            <text:p>27.31</text:p>
          </table:table-cell>
          <table:table-cell table:formula="of:=([.E15]+[.E16]+[.E17])/3" office:value-type="float" office:value="28.3333333333333" calcext:value-type="float">
            <text:p>28.33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table:formula="of:=([.B16]+[.B17]+[.B18])/3" office:value-type="float" office:value="1.9" calcext:value-type="float">
            <text:p>1.9</text:p>
          </table:table-cell>
          <table:table-cell/>
          <table:table-cell office:value-type="float" office:value="29.95" calcext:value-type="float">
            <text:p>29.95</text:p>
          </table:table-cell>
          <table:table-cell table:style-name="ce6" table:formula="of:=([.E16]+[.E17]+[.E18])/3" office:value-type="float" office:value="29.5766666666667" calcext:value-type="float">
            <text:p>29.57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 table:formula="of:=([.B17]+[.B18]+[.B19])/3" office:value-type="float" office:value="1.85333333333333" calcext:value-type="float">
            <text:p>1.85333333333333</text:p>
          </table:table-cell>
          <table:table-cell/>
          <table:table-cell office:value-type="float" office:value="27.74" calcext:value-type="float">
            <text:p>27.74</text:p>
          </table:table-cell>
          <table:table-cell table:formula="of:=([.E17]+[.E18]+[.E19])/3" office:value-type="float" office:value="29.2066666666667" calcext:value-type="float">
            <text:p>29.20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table:formula="of:=([.B18]+[.B19]+[.B20])/3" office:value-type="float" office:value="1.76666666666667" calcext:value-type="float">
            <text:p>1.76666666666667</text:p>
          </table:table-cell>
          <table:table-cell/>
          <table:table-cell office:value-type="float" office:value="31.04" calcext:value-type="float">
            <text:p>31.04</text:p>
          </table:table-cell>
          <table:table-cell table:formula="of:=([.E18]+[.E19]+[.E20])/3" office:value-type="float" office:value="29.2933333333333" calcext:value-type="float">
            <text:p>29.29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table:formula="of:=([.B19]+[.B20]+[.B21])/3" office:value-type="float" office:value="1.72333333333333" calcext:value-type="float">
            <text:p>1.72333333333333</text:p>
          </table:table-cell>
          <table:table-cell/>
          <table:table-cell office:value-type="float" office:value="28.84" calcext:value-type="float">
            <text:p>28.84</text:p>
          </table:table-cell>
          <table:table-cell table:style-name="ce6" table:formula="of:=([.E19]+[.E20]+[.E21])/3" office:value-type="float" office:value="33.9033333333333" calcext:value-type="float">
            <text:p>33.90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table:formula="of:=([.B20]+[.B21]+[.B22])/3" office:value-type="float" office:value="1.74333333333333" calcext:value-type="float">
            <text:p>1.7433333333333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E20]+[.E21]+[.E22])/3" office:value-type="float" office:value="34.66" calcext:value-type="float">
            <text:p>34.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" calcext:value-type="float">
            <text:p>1.73</text:p>
          </table:table-cell>
          <table:table-cell table:formula="of:=([.B21]+[.B22]+[.B23])/3" office:value-type="float" office:value="1.75666666666667" calcext:value-type="float">
            <text:p>1.75666666666667</text:p>
          </table:table-cell>
          <table:table-cell/>
          <table:table-cell office:value-type="float" office:value="44.87" calcext:value-type="float">
            <text:p>44.87</text:p>
          </table:table-cell>
          <table:table-cell table:formula="of:=([.E21]+[.E22]+[.E23])/3" office:value-type="float" office:value="35.6" calcext:value-type="float">
            <text:p>3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8" calcext:value-type="float">
            <text:p>1.78</text:p>
          </table:table-cell>
          <table:table-cell table:formula="of:=([.B22]+[.B23]+[.B24])/3" office:value-type="float" office:value="1.76" calcext:value-type="float">
            <text:p>1.76</text:p>
          </table:table-cell>
          <table:table-cell/>
          <table:table-cell office:value-type="float" office:value="31.11" calcext:value-type="float">
            <text:p>31.11</text:p>
          </table:table-cell>
          <table:table-cell table:style-name="ce6" table:formula="of:=([.E22]+[.E23]+[.E24])/3" office:value-type="float" office:value="30.9033333333333" calcext:value-type="float">
            <text:p>30.90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" calcext:value-type="float">
            <text:p>1.76</text:p>
          </table:table-cell>
          <table:table-cell table:formula="of:=([.B23]+[.B24]+[.B25])/3" office:value-type="float" office:value="1.74" calcext:value-type="float">
            <text:p>1.74</text:p>
          </table:table-cell>
          <table:table-cell/>
          <table:table-cell office:value-type="float" office:value="30.82" calcext:value-type="float">
            <text:p>30.82</text:p>
          </table:table-cell>
          <table:table-cell table:formula="of:=([.E23]+[.E24]+[.E25])/3" office:value-type="float" office:value="31.3033333333333" calcext:value-type="float">
            <text:p>31.30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 table:formula="of:=([.B24]+[.B25]+[.B26])/3" office:value-type="float" office:value="1.71666666666667" calcext:value-type="float">
            <text:p>1.71666666666667</text:p>
          </table:table-cell>
          <table:table-cell/>
          <table:table-cell office:value-type="float" office:value="30.78" calcext:value-type="float">
            <text:p>30.78</text:p>
          </table:table-cell>
          <table:table-cell table:formula="of:=([.E24]+[.E25]+[.E26])/3" office:value-type="float" office:value="31.79" calcext:value-type="float">
            <text:p>31.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table:formula="of:=([.B25]+[.B26]+[.B27])/3" office:value-type="float" office:value="1.71" calcext:value-type="float">
            <text:p>1.71</text:p>
          </table:table-cell>
          <table:table-cell/>
          <table:table-cell office:value-type="float" office:value="32.31" calcext:value-type="float">
            <text:p>32.31</text:p>
          </table:table-cell>
          <table:table-cell table:style-name="ce6" table:formula="of:=([.E25]+[.E26]+[.E27])/3" office:value-type="float" office:value="32.1666666666667" calcext:value-type="float">
            <text:p>32.16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 table:formula="of:=([.B26]+[.B27]+[.B28])/3" office:value-type="float" office:value="1.71333333333333" calcext:value-type="float">
            <text:p>1.71333333333333</text:p>
          </table:table-cell>
          <table:table-cell/>
          <table:table-cell office:value-type="float" office:value="32.28" calcext:value-type="float">
            <text:p>32.28</text:p>
          </table:table-cell>
          <table:table-cell table:formula="of:=([.E26]+[.E27]+[.E28])/3" office:value-type="float" office:value="32.1333333333333" calcext:value-type="float">
            <text:p>32.13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table:formula="of:=([.B27]+[.B28]+[.B29])/3" office:value-type="float" office:value="1.71333333333333" calcext:value-type="float">
            <text:p>1.71333333333333</text:p>
          </table:table-cell>
          <table:table-cell/>
          <table:table-cell office:value-type="float" office:value="31.91" calcext:value-type="float">
            <text:p>31.91</text:p>
          </table:table-cell>
          <table:table-cell table:formula="of:=([.E27]+[.E28]+[.E29])/3" office:value-type="float" office:value="32.1966666666667" calcext:value-type="float">
            <text:p>32.19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" calcext:value-type="float">
            <text:p>1.73</text:p>
          </table:table-cell>
          <table:table-cell table:formula="of:=([.B28]+[.B29]+[.B30])/3" office:value-type="float" office:value="1.71" calcext:value-type="float">
            <text:p>1.71</text:p>
          </table:table-cell>
          <table:table-cell/>
          <table:table-cell office:value-type="float" office:value="32.21" calcext:value-type="float">
            <text:p>32.21</text:p>
          </table:table-cell>
          <table:table-cell table:style-name="ce6" table:formula="of:=([.E28]+[.E29]+[.E30])/3" office:value-type="float" office:value="32.1966666666667" calcext:value-type="float">
            <text:p>32.19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 table:formula="of:=([.B29]+[.B30]+[.B31])/3" office:value-type="float" office:value="1.74666666666667" calcext:value-type="float">
            <text:p>1.74666666666667</text:p>
          </table:table-cell>
          <table:table-cell/>
          <table:table-cell office:value-type="float" office:value="32.47" calcext:value-type="float">
            <text:p>32.47</text:p>
          </table:table-cell>
          <table:table-cell table:formula="of:=([.E29]+[.E30]+[.E31])/3" office:value-type="float" office:value="32.3733333333333" calcext:value-type="float">
            <text:p>32.37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" calcext:value-type="float">
            <text:p>1.71</text:p>
          </table:table-cell>
          <table:table-cell table:formula="of:=([.B30]+[.B31]+[.B32])/3" office:value-type="float" office:value="1.77" calcext:value-type="float">
            <text:p>1.77</text:p>
          </table:table-cell>
          <table:table-cell/>
          <table:table-cell office:value-type="float" office:value="31.91" calcext:value-type="float">
            <text:p>31.91</text:p>
          </table:table-cell>
          <table:table-cell table:formula="of:=([.E30]+[.E31]+[.E32])/3" office:value-type="float" office:value="32.2733333333333" calcext:value-type="float">
            <text:p>32.27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" calcext:value-type="float">
            <text:p>1.84</text:p>
          </table:table-cell>
          <table:table-cell table:formula="of:=([.B31]+[.B32]+[.B33])/3" office:value-type="float" office:value="1.79" calcext:value-type="float">
            <text:p>1.79</text:p>
          </table:table-cell>
          <table:table-cell/>
          <table:table-cell office:value-type="float" office:value="32.74" calcext:value-type="float">
            <text:p>32.74</text:p>
          </table:table-cell>
          <table:table-cell table:style-name="ce6" table:formula="of:=([.E31]+[.E32]+[.E33])/3" office:value-type="float" office:value="32.5066666666667" calcext:value-type="float">
            <text:p>32.50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" calcext:value-type="float">
            <text:p>1.76</text:p>
          </table:table-cell>
          <table:table-cell table:formula="of:=([.B32]+[.B33]+[.B34])/3" office:value-type="float" office:value="1.82333333333333" calcext:value-type="float">
            <text:p>1.82333333333333</text:p>
          </table:table-cell>
          <table:table-cell/>
          <table:table-cell office:value-type="float" office:value="32.17" calcext:value-type="float">
            <text:p>32.17</text:p>
          </table:table-cell>
          <table:table-cell table:formula="of:=([.E32]+[.E33]+[.E34])/3" office:value-type="float" office:value="32.63" calcext:value-type="float">
            <text:p>32.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" calcext:value-type="float">
            <text:p>1.77</text:p>
          </table:table-cell>
          <table:table-cell table:formula="of:=([.B33]+[.B34]+[.B35])/3" office:value-type="float" office:value="1.84666666666667" calcext:value-type="float">
            <text:p>1.84666666666667</text:p>
          </table:table-cell>
          <table:table-cell/>
          <table:table-cell office:value-type="float" office:value="32.61" calcext:value-type="float">
            <text:p>32.61</text:p>
          </table:table-cell>
          <table:table-cell table:formula="of:=([.E33]+[.E34]+[.E35])/3" office:value-type="float" office:value="32.9466666666667" calcext:value-type="float">
            <text:p>32.94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" calcext:value-type="float">
            <text:p>1.94</text:p>
          </table:table-cell>
          <table:table-cell table:formula="of:=([.B34]+[.B35]+[.B36])/3" office:value-type="float" office:value="1.87666666666667" calcext:value-type="float">
            <text:p>1.87666666666667</text:p>
          </table:table-cell>
          <table:table-cell/>
          <table:table-cell office:value-type="float" office:value="33.11" calcext:value-type="float">
            <text:p>33.11</text:p>
          </table:table-cell>
          <table:table-cell table:style-name="ce6" table:formula="of:=([.E34]+[.E35]+[.E36])/3" office:value-type="float" office:value="32.8433333333333" calcext:value-type="float">
            <text:p>32.84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3" calcext:value-type="float">
            <text:p>1.83</text:p>
          </table:table-cell>
          <table:table-cell table:formula="of:=([.B35]+[.B36]+[.B37])/3" office:value-type="float" office:value="1.87" calcext:value-type="float">
            <text:p>1.87</text:p>
          </table:table-cell>
          <table:table-cell/>
          <table:table-cell office:value-type="float" office:value="33.12" calcext:value-type="float">
            <text:p>33.12</text:p>
          </table:table-cell>
          <table:table-cell table:formula="of:=([.E35]+[.E36]+[.E37])/3" office:value-type="float" office:value="34.0233333333333" calcext:value-type="float">
            <text:p>34.02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table:formula="of:=([.B36]+[.B37]+[.B38])/3" office:value-type="float" office:value="1.92" calcext:value-type="float">
            <text:p>1.92</text:p>
          </table:table-cell>
          <table:table-cell/>
          <table:table-cell office:value-type="float" office:value="32.3" calcext:value-type="float">
            <text:p>32.3</text:p>
          </table:table-cell>
          <table:table-cell table:formula="of:=([.E36]+[.E37]+[.E38])/3" office:value-type="float" office:value="34.16" calcext:value-type="float">
            <text:p>34.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" calcext:value-type="float">
            <text:p>1.92</text:p>
          </table:table-cell>
          <table:table-cell table:formula="of:=([.B37]+[.B38]+[.B39])/3" office:value-type="float" office:value="1.97666666666667" calcext:value-type="float">
            <text:p>1.97666666666667</text:p>
          </table:table-cell>
          <table:table-cell/>
          <table:table-cell office:value-type="float" office:value="36.65" calcext:value-type="float">
            <text:p>36.65</text:p>
          </table:table-cell>
          <table:table-cell table:style-name="ce6" table:formula="of:=([.E37]+[.E38]+[.E39])/3" office:value-type="float" office:value="35.49" calcext:value-type="float">
            <text:p>35.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 table:formula="of:=([.B38]+[.B39]+[.B40])/3" office:value-type="float" office:value="1.33666666666667" calcext:value-type="float">
            <text:p>1.33666666666667</text:p>
          </table:table-cell>
          <table:table-cell/>
          <table:table-cell office:value-type="float" office:value="33.53" calcext:value-type="float">
            <text:p>33.53</text:p>
          </table:table-cell>
          <table:table-cell table:formula="of:=([.E38]+[.E39]+[.E40])/3" office:value-type="float" office:value="23.2733333333333" calcext:value-type="float">
            <text:p>23.27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" calcext:value-type="float">
            <text:p>2.03</text:p>
          </table:table-cell>
          <table:table-cell table:formula="of:=([.B39]+[.B40]+[.B41])/3" office:value-type="float" office:value="0.676666666666667" calcext:value-type="float">
            <text:p>0.676666666666667</text:p>
          </table:table-cell>
          <table:table-cell/>
          <table:table-cell office:value-type="float" office:value="36.29" calcext:value-type="float">
            <text:p>36.29</text:p>
          </table:table-cell>
          <table:table-cell table:formula="of:=([.E39]+[.E40]+[.E41])/3" office:value-type="float" office:value="12.0966666666667" calcext:value-type="float">
            <text:p>12.09666666666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8:51:37.454098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25:26.723761109</meta:creation-date>
    <dc:date>2020-11-15T19:04:34.200399071</dc:date>
    <meta:editing-duration>PT1H11M7S</meta:editing-duration>
    <meta:editing-cycles>8</meta:editing-cycles>
    <meta:generator>LibreOffice/6.4.6.2$Linux_X86_64 LibreOffice_project/40$Build-2</meta:generator>
    <meta:document-statistic meta:table-count="1" meta:cell-count="191" meta:object-count="0"/>
  </office:meta>
</office:document-meta>
</file>